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stem-ui" svg:font-family="system-ui, Ubuntu, 'Droid Sans', sans-serif"/>
  </office:font-face-decls>
  <office:automatic-styles>
    <style:style style:name="P1" style:family="paragraph" style:parent-style-name="Standard">
      <style:text-properties officeooo:rsid="0007ec93" officeooo:paragraph-rsid="0007ec93"/>
    </style:style>
    <style:style style:name="P2" style:family="paragraph" style:parent-style-name="Standard">
      <style:text-properties officeooo:rsid="00087285" officeooo:paragraph-rsid="00087285"/>
    </style:style>
    <style:style style:name="P3" style:family="paragraph" style:parent-style-name="Standard">
      <style:text-properties officeooo:rsid="00087285" officeooo:paragraph-rsid="00087285"/>
    </style:style>
    <style:style style:name="P4" style:family="paragraph" style:parent-style-name="Standard">
      <style:text-properties officeooo:rsid="000ad0a0" officeooo:paragraph-rsid="000ad0a0"/>
    </style:style>
    <style:style style:name="P5" style:family="paragraph" style:parent-style-name="Standard">
      <style:text-properties officeooo:rsid="000ad0a0" officeooo:paragraph-rsid="000b1312"/>
    </style:style>
    <style:style style:name="P6" style:family="paragraph" style:parent-style-name="Standard">
      <style:text-properties officeooo:rsid="000b1312" officeooo:paragraph-rsid="000b1312"/>
    </style:style>
    <style:style style:name="P7" style:family="paragraph" style:parent-style-name="Standard">
      <style:text-properties officeooo:rsid="000b1312" officeooo:paragraph-rsid="000bccff"/>
    </style:style>
    <style:style style:name="P8" style:family="paragraph" style:parent-style-name="Standard">
      <style:text-properties officeooo:rsid="000bccff" officeooo:paragraph-rsid="000bccff"/>
    </style:style>
    <style:style style:name="P9" style:family="paragraph" style:parent-style-name="Standard">
      <style:text-properties officeooo:rsid="000bccff" officeooo:paragraph-rsid="000cceb9"/>
    </style:style>
    <style:style style:name="P10" style:family="paragraph" style:parent-style-name="Standard">
      <style:text-properties officeooo:rsid="000bccff" officeooo:paragraph-rsid="000f06cb"/>
    </style:style>
    <style:style style:name="P11" style:family="paragraph" style:parent-style-name="Standard">
      <style:text-properties officeooo:rsid="000cceb9" officeooo:paragraph-rsid="000cceb9"/>
    </style:style>
    <style:style style:name="P12" style:family="paragraph" style:parent-style-name="Standard">
      <style:text-properties officeooo:rsid="000e427b" officeooo:paragraph-rsid="000e427b"/>
    </style:style>
    <style:style style:name="P13" style:family="paragraph" style:parent-style-name="Standard">
      <style:text-properties officeooo:rsid="000f06cb" officeooo:paragraph-rsid="000f06cb"/>
    </style:style>
    <style:style style:name="P14" style:family="paragraph" style:parent-style-name="Standard">
      <style:text-properties officeooo:paragraph-rsid="000f06cb"/>
    </style:style>
    <style:style style:name="P15" style:family="paragraph" style:parent-style-name="Standard">
      <style:text-properties officeooo:rsid="001138c5" officeooo:paragraph-rsid="001138c5"/>
    </style:style>
    <style:style style:name="T1" style:family="text">
      <style:text-properties officeooo:rsid="000b1312"/>
    </style:style>
    <style:style style:name="T2" style:family="text">
      <style:text-properties officeooo:rsid="000cceb9"/>
    </style:style>
    <style:style style:name="T3" style:family="text">
      <style:text-properties officeooo:rsid="000e427b"/>
    </style:style>
    <style:style style:name="T4" style:family="text">
      <style:text-properties fo:font-weight="bold" style:font-weight-asian="bold" style:font-weight-complex="bold"/>
    </style:style>
    <style:style style:name="T5" style:family="text">
      <style:text-properties officeooo:rsid="000f06cb"/>
    </style:style>
    <style:style style:name="T6" style:family="text">
      <style:text-properties fo:font-variant="normal" fo:text-transform="none" fo:color="#abb2bf" loext:opacity="100%" style:font-name="system-ui" fo:font-size="10.5pt" fo:letter-spacing="normal" fo:font-style="normal" fo:font-weight="bold"/>
    </style:style>
    <style:style style:name="T7" style:family="text">
      <style:text-properties fo:font-variant="normal" fo:text-transform="none" fo:color="#abb2bf" loext:opacity="100%" style:font-name="system-ui" fo:font-size="10.5pt" fo:letter-spacing="normal" fo:font-style="normal" fo:font-weight="bold" officeooo:rsid="000f06cb"/>
    </style:style>
    <style:style style:name="T8" style:family="text">
      <style:text-properties officeooo:rsid="0010f9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sk 1: Plan &amp; Explore </text:p>
      <text:p text:style-name="P1">Define questions for the project and familiarize with the data </text:p>
      <text:p text:style-name="P1"/>
      <text:p text:style-name="P1">Context: CRIME data in Chicargo; Utilize analytics to learn about crome TRENDS and imporve public safety.</text:p>
      <text:p text:style-name="P1"/>
      <text:p text:style-name="P1">Goal: You need to provide the PD with a database to manage and analyze the crime data that will capture their needs.</text:p>
      <text:p text:style-name="P1">Additionally you are to perfrom EDA</text:p>
      <text:p text:style-name="P1"/>
      <text:p text:style-name="P1">Main areads of interest:</text:p>
      <text:p text:style-name="P1">I) crime trensd in relations to quantitiy, type fo crimes and arrests</text:p>
      <text:p text:style-name="P1">II) how much crime tends o vary in time, over periods of the year or years</text:p>
      <text:p text:style-name="P1">III) how such crime trends vary by location and/or type or locations</text:p>
      <text:p text:style-name="P2">IIII) how much crime trands vary per police units and districs </text:p>
      <text:p text:style-name="P2"/>
      <text:p text:style-name="P2"/>
      <text:p text:style-name="P2">You have to select and decide what kind of questions to priorizie; create a db that allows you to answer these questions </text:p>
      <text:p text:style-name="P2"/>
      <text:p text:style-name="P2"/>
      <text:p text:style-name="P4">‘’’</text:p>
      <text:p text:style-name="P6">1. Description of the project:</text:p>
      <text:p text:style-name="P6"/>
      <text:p text:style-name="P6">I) overall nature of the project</text:p>
      <text:p text:style-name="P5">Data drives security. The wide spread adoption of data information systems to recognize crime-hotspots patterns to increase policing efficiency and protect people. <text:span text:style-name="T1">Thus, creating effective information systems for crime prevention is at the center of policy maker and executive branches of governments. This trend has led to the Chicago PD reaching out to this Data Management Team with the request of creating a Data Management System for crime-data in Chicago.</text:span></text:p>
      <text:p text:style-name="P5"/>
      <text:p text:style-name="P5">To this end, the Chicago PD and this Data Management Unit is interested on setting the foundation for a FAIR database. </text:p>
      <text:p text:style-name="P5"/>
      <text:p text:style-name="P11">Chicago has been under continuous criticism for not being able to control homicide rates across the city. </text:p>
      <text:p text:style-name="P5"/>
      <text:p text:style-name="P6">II) research question</text:p>
      <text:p text:style-name="P5">The overarching goal of this project is to set the foundations to funnel the existing <text:span text:style-name="T1">crime-</text:span>data into a data model to improve its readability (analytic<text:span text:style-name="T1">s</text:span>), accessibility (logical structure &amp; metric-interpretability), and further use in feeding systems for advanced predictive crime prevention. </text:p>
      <text:p text:style-name="P6"/>
      <text:p text:style-name="P8">In an iterative (agile) developmentcylce the following questions have been set up: Chicargo is known for its high homocide rate; this leads to policy makers focusing on this issue the most. </text:p>
      <text:p text:style-name="P8"/>
      <text:p text:style-name="P8">Upon conducting an initial Exploratory Data Analysis (EDA), <text:span text:style-name="T1"><text:s/>four </text:span>major<text:span text:style-name="T1"> categories </text:span>could be identified in the existing data<text:span text:style-name="T1">: I) Location, II) Crime Type, III) Arrest(Yes/No), and IV) </text:span>Time. </text:p>
      <text:p text:style-name="P8">The EDA also identified a succession of questions that can be asked:</text:p>
      <text:p text:style-name="P8"/>
      <text:p text:style-name="P9">Q1: <text:span text:style-name="T2">Query simply analytics for annual crime reports</text:span></text:p>
      <text:p text:style-name="P11">How do different tpyes of crime change over year? Broken down by district?</text:p>
      <text:p text:style-name="P11"/>
      <text:p text:style-name="P14"><text:soft-page-break/><text:span text:style-name="T5">GROUP CASE (</text:span><text:span text:style-name="T6">casenumber</text:span><text:span text:style-name="T7">)</text:span><text:span text:style-name="T5">Ids TOGETHER!!! What type of crimes necessitate the repeated Loging of information?</text:span></text:p>
      <text:p text:style-name="P13"/>
      <text:p text:style-name="P9">How do certain crime types (homicide) patterns distibute by seasonality patterns, by location, by time of day?</text:p>
      <text:p text:style-name="P9"/>
      <text:p text:style-name="P11">Q2: Crime patterns</text:p>
      <text:p text:style-name="P11">Do crime patterns persist? Do homicide patterns persist in eg a certain district; do certain crimtypes persist wrt. location <text:span text:style-name="T3">over time </text:span>?</text:p>
      <text:p text:style-name="P11"/>
      <text:p text:style-name="P13"/>
      <text:p text:style-name="P9"/>
      <text:p text:style-name="P9">Q<text:span text:style-name="T2">3</text:span>: <text:span text:style-name="T2">Effective allocation of policing resources to prevent homicides:</text:span></text:p>
      <text:p text:style-name="P9">In order to prevent homocides; which “beats“ are the most <text:span text:style-name="T2">prevalent among homcides? During which time of day (for effective allocation of policing resources)? </text:span></text:p>
      <text:p text:style-name="P10"><text:span text:style-name="T5"><text:s/>What type of crimes necessitate the repeated Loging of information? → these cases might need specialists</text:span></text:p>
      <text:p text:style-name="P7"/>
      <text:p text:style-name="P6"/>
      <text:p text:style-name="P6">The main focus of this project is, thus, focused on the accessibility and further </text:p>
      <text:p text:style-name="P5"/>
      <text:p text:style-name="P4"/>
      <text:p text:style-name="P4"/>
      <text:p text:style-name="P6">III) Project time line</text:p>
      <text:p text:style-name="P6">Due to the limited scope and complexity of the given project, considering that this project build the fundamental for future analytics projects, the project time line is set to be approximately 5 weeks in total. </text:p>
      <text:p text:style-name="P6"/>
      <text:p text:style-name="P6">2. Origin of Data</text:p>
      <text:p text:style-name="P6"/>
      <text:p text:style-name="P12">To answer the questions posed at the beginning of this Data Management Plan, the PD provided a <text:span text:style-name="T4">tabelized</text:span> <text:s/>raw data log containing<text:span text:style-name="T1"> four overarching categories: I) Location, II) Crime Type, III) Arrest(Yes/No), and IV) </text:span>Time. Location is available threefold on a district, beat, <text:span text:style-name="T8">block</text:span>, and coordinate level by crime instance. Crime Type is available in code violation pertaining to overarching categories (e.g. Assault, Weapon Charges, etc.) and <text:s/>subcategory pertaining to the severity of the offence committed by category (e.g. first degree, second degree, etc.). The Time component contains is represented as a timestamp with date and time of day information. Finally, (most) instances of the given dataset <text:span text:style-name="T5">describe whether a recorded offense lead to an arrest or not. </text:span></text:p>
      <text:p text:style-name="P12"/>
      <text:p text:style-name="P13">The overall scope of the dataset pertains to approximately 750k instances on a total of <text:span text:style-name="T8">10 information bearing varaibles.</text:span></text:p>
      <text:p text:style-name="P7"/>
      <text:p text:style-name="P15">3. Principal researchers</text:p>
      <text:p text:style-name="P15"/>
      <text:p text:style-name="P15"/>
      <text:p text:style-name="P15">4. Collaborating researchs</text:p>
      <text:p text:style-name="P15"/>
      <text:p text:style-name="P15">5. Funder</text:p>
      <text:p text:style-name="P15"/>
      <text:p text:style-name="P15">6. Data Producers</text:p>
      <text:p text:style-name="P15"/>
      <text:p text:style-name="P15">7. Project Data Contact</text:p>
      <text:p text:style-name="P15"><text:soft-page-break/>8. Data owner</text:p>
      <text:p text:style-name="P15"/>
      <text:p text:style-name="P15">9. Roles</text:p>
      <text:p text:style-name="P15"/>
      <text:p text:style-name="P15">10. Costs and Resources </text:p>
      <text:p text:style-name="P15"/>
      <text:p text:style-name="P15">How make it FAIR? UPLOAD CODE ON GITHUB REPO</text:p>
      <text:p text:style-name="P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2T11:19:15.267813588</meta:creation-date>
    <meta:generator>LibreOffice/7.3.4.2$Linux_X86_64 LibreOffice_project/30$Build-2</meta:generator>
    <dc:date>2022-09-03T00:20:14.231701558</dc:date>
    <meta:editing-duration>PT20M46S</meta:editing-duration>
    <meta:editing-cycles>5</meta:editing-cycles>
    <meta:document-statistic meta:table-count="0" meta:image-count="0" meta:object-count="0" meta:page-count="3" meta:paragraph-count="47" meta:word-count="726" meta:character-count="4515" meta:non-whitespace-character-count="3818"/>
  </office:meta>
</office:document-meta>
</file>